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16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3807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rd Li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verted Type</text:p>
          </table:table-cell>
          <table:table-cell office:value-type="string" calcext:value-type="string">
            <text:p>Country Num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Dictionary String</text:p>
          </table:table-cell>
          <table:table-cell/>
          <table:table-cell office:value-type="string" calcext:value-type="string">
            <text:p>Lookup Table</text:p>
          </table:table-cell>
          <table:table-cell table:number-columns-repeated="2"/>
          <table:table-cell office:value-type="string" calcext:value-type="string">
            <text:p>Text Output</text:p>
          </table:table-cell>
        </table:table-row>
        <table:table-row table:style-name="ro1">
          <table:table-cell office:value-type="string" calcext:value-type="string">
            <text:p>Afghanistan - Solider</text:p>
          </table:table-cell>
          <table:table-cell table:formula="of:=TRIM(RIGHT([.A2]; LEN([.A2]) - FIND(&quot;-&quot;;[.A2])))" office:value-type="string" office:string-value="Solider" calcext:value-type="string">
            <text:p>Solider</text:p>
          </table:table-cell>
          <table:table-cell table:formula="of:=VLOOKUP([.B2];[.$H$2:.$I$5];2;0)" office:value-type="string" office:string-value="CardType.INFANTRY" calcext:value-type="string">
            <text:p>CardType.INFANTRY</text:p>
          </table:table-cell>
          <table:table-cell office:value-type="float" office:value="0" calcext:value-type="float">
            <text:p>0</text:p>
          </table:table-cell>
          <table:table-cell table:formula="of:=TRIM(LEFT([.A2]; FIND(&quot;-&quot;;[.A2])-1))" office:value-type="string" office:string-value="Afghanistan" calcext:value-type="string">
            <text:p>Afghanistan</text:p>
          </table:table-cell>
          <table:table-cell table:formula="of:=CONCATENATE([.D2];&quot;: &quot;;[.C2];&quot;, #  &quot;;[.E2])" office:value-type="string" office:string-value="0: CardType.INFANTRY, #  Afghanistan" calcext:value-type="string">
            <text:p>0: CardType.INFANTRY, # <text:s/>Afghanistan</text:p>
          </table:table-cell>
          <table:table-cell/>
          <table:table-cell office:value-type="string" calcext:value-type="string">
            <text:p>Solider</text:p>
          </table:table-cell>
          <table:table-cell office:value-type="string" calcext:value-type="string">
            <text:p>CardType.INFANTRY</text:p>
          </table:table-cell>
          <table:table-cell/>
          <table:table-cell office:value-type="string" calcext:value-type="string">
            <text:p>0: CardType.INFANTRY, # <text:s/>Afghanistan</text:p>
          </table:table-cell>
        </table:table-row>
        <table:table-row table:style-name="ro1">
          <table:table-cell office:value-type="string" calcext:value-type="string">
            <text:p>Alaska - Canon</text:p>
          </table:table-cell>
          <table:table-cell table:formula="of:=TRIM(RIGHT([.A3]; LEN([.A3]) - FIND(&quot;-&quot;;[.A3])))" office:value-type="string" office:string-value="Canon" calcext:value-type="string">
            <text:p>Canon</text:p>
          </table:table-cell>
          <table:table-cell table:formula="of:=VLOOKUP([.B3];[.$H$2:.$I$5];2;0)" office:value-type="string" office:string-value="CardType.ARTILLERY" calcext:value-type="string">
            <text:p>CardType.ARTILLERY</text:p>
          </table:table-cell>
          <table:table-cell office:value-type="float" office:value="1" calcext:value-type="float">
            <text:p>1</text:p>
          </table:table-cell>
          <table:table-cell table:formula="of:=TRIM(LEFT([.A3]; FIND(&quot;-&quot;;[.A3])-1))" office:value-type="string" office:string-value="Alaska" calcext:value-type="string">
            <text:p>Alaska</text:p>
          </table:table-cell>
          <table:table-cell table:formula="of:=CONCATENATE([.D3];&quot;: &quot;;[.C3];&quot;, #  &quot;;[.E3])" office:value-type="string" office:string-value="1: CardType.ARTILLERY, #  Alaska" calcext:value-type="string">
            <text:p>1: CardType.ARTILLERY, # <text:s/>Alaska</text:p>
          </table:table-cell>
          <table:table-cell/>
          <table:table-cell office:value-type="string" calcext:value-type="string">
            <text:p>Horse</text:p>
          </table:table-cell>
          <table:table-cell office:value-type="string" calcext:value-type="string">
            <text:p>CardType.CAVALRY</text:p>
          </table:table-cell>
          <table:table-cell/>
          <table:table-cell office:value-type="string" calcext:value-type="string">
            <text:p>1: CardType.ARTILLERY, # <text:s/>Alaska</text:p>
          </table:table-cell>
        </table:table-row>
        <table:table-row table:style-name="ro1">
          <table:table-cell office:value-type="string" calcext:value-type="string">
            <text:p>Alberta - Canon</text:p>
          </table:table-cell>
          <table:table-cell table:formula="of:=TRIM(RIGHT([.A4]; LEN([.A4]) - FIND(&quot;-&quot;;[.A4])))" office:value-type="string" office:string-value="Canon" calcext:value-type="string">
            <text:p>Canon</text:p>
          </table:table-cell>
          <table:table-cell table:formula="of:=VLOOKUP([.B4];[.$H$2:.$I$5];2;0)" office:value-type="string" office:string-value="CardType.ARTILLERY" calcext:value-type="string">
            <text:p>CardType.ARTILLERY</text:p>
          </table:table-cell>
          <table:table-cell office:value-type="float" office:value="2" calcext:value-type="float">
            <text:p>2</text:p>
          </table:table-cell>
          <table:table-cell table:formula="of:=TRIM(LEFT([.A4]; FIND(&quot;-&quot;;[.A4])-1))" office:value-type="string" office:string-value="Alberta" calcext:value-type="string">
            <text:p>Alberta</text:p>
          </table:table-cell>
          <table:table-cell table:formula="of:=CONCATENATE([.D4];&quot;: &quot;;[.C4];&quot;, #  &quot;;[.E4])" office:value-type="string" office:string-value="2: CardType.ARTILLERY, #  Alberta" calcext:value-type="string">
            <text:p>2: CardType.ARTILLERY, # <text:s/>Alberta</text:p>
          </table:table-cell>
          <table:table-cell/>
          <table:table-cell office:value-type="string" calcext:value-type="string">
            <text:p>Canon</text:p>
          </table:table-cell>
          <table:table-cell office:value-type="string" calcext:value-type="string">
            <text:p>CardType.ARTILLERY</text:p>
          </table:table-cell>
          <table:table-cell/>
          <table:table-cell office:value-type="string" calcext:value-type="string">
            <text:p>2: CardType.ARTILLERY, # <text:s/>Alberta</text:p>
          </table:table-cell>
        </table:table-row>
        <table:table-row table:style-name="ro1">
          <table:table-cell office:value-type="string" calcext:value-type="string">
            <text:p>Argentina - Solider</text:p>
          </table:table-cell>
          <table:table-cell table:formula="of:=TRIM(RIGHT([.A5]; LEN([.A5]) - FIND(&quot;-&quot;;[.A5])))" office:value-type="string" office:string-value="Solider" calcext:value-type="string">
            <text:p>Solider</text:p>
          </table:table-cell>
          <table:table-cell table:formula="of:=VLOOKUP([.B5];[.$H$2:.$I$5];2;0)" office:value-type="string" office:string-value="CardType.INFANTRY" calcext:value-type="string">
            <text:p>CardType.INFANTRY</text:p>
          </table:table-cell>
          <table:table-cell office:value-type="float" office:value="3" calcext:value-type="float">
            <text:p>3</text:p>
          </table:table-cell>
          <table:table-cell table:formula="of:=TRIM(LEFT([.A5]; FIND(&quot;-&quot;;[.A5])-1))" office:value-type="string" office:string-value="Argentina" calcext:value-type="string">
            <text:p>Argentina</text:p>
          </table:table-cell>
          <table:table-cell table:formula="of:=CONCATENATE([.D5];&quot;: &quot;;[.C5];&quot;, #  &quot;;[.E5])" office:value-type="string" office:string-value="3: CardType.INFANTRY, #  Argentina" calcext:value-type="string">
            <text:p>3: CardType.INFANTRY, # <text:s/>Argentina</text:p>
          </table:table-cell>
          <table:table-cell/>
          <table:table-cell office:value-type="string" calcext:value-type="string">
            <text:p>Wild</text:p>
          </table:table-cell>
          <table:table-cell office:value-type="string" calcext:value-type="string">
            <text:p>CardType.WILD</text:p>
          </table:table-cell>
          <table:table-cell/>
          <table:table-cell office:value-type="string" calcext:value-type="string">
            <text:p>3: CardType.INFANTRY, # <text:s/>Argentina</text:p>
          </table:table-cell>
        </table:table-row>
        <table:table-row table:style-name="ro1">
          <table:table-cell office:value-type="string" calcext:value-type="string">
            <text:p>Brazil - Solider</text:p>
          </table:table-cell>
          <table:table-cell table:formula="of:=TRIM(RIGHT([.A6]; LEN([.A6]) - FIND(&quot;-&quot;;[.A6])))" office:value-type="string" office:string-value="Solider" calcext:value-type="string">
            <text:p>Solider</text:p>
          </table:table-cell>
          <table:table-cell table:formula="of:=VLOOKUP([.B6];[.$H$2:.$I$5];2;0)" office:value-type="string" office:string-value="CardType.INFANTRY" calcext:value-type="string">
            <text:p>CardType.INFANTRY</text:p>
          </table:table-cell>
          <table:table-cell office:value-type="float" office:value="4" calcext:value-type="float">
            <text:p>4</text:p>
          </table:table-cell>
          <table:table-cell table:formula="of:=TRIM(LEFT([.A6]; FIND(&quot;-&quot;;[.A6])-1))" office:value-type="string" office:string-value="Brazil" calcext:value-type="string">
            <text:p>Brazil</text:p>
          </table:table-cell>
          <table:table-cell table:formula="of:=CONCATENATE([.D6];&quot;: &quot;;[.C6];&quot;, #  &quot;;[.E6])" office:value-type="string" office:string-value="4: CardType.INFANTRY, #  Brazil" calcext:value-type="string">
            <text:p>4: CardType.INFANTRY, # <text:s/>Brazil</text:p>
          </table:table-cell>
          <table:table-cell table:number-columns-repeated="4"/>
          <table:table-cell office:value-type="string" calcext:value-type="string">
            <text:p>4: CardType.INFANTRY, # <text:s/>Brazil</text:p>
          </table:table-cell>
        </table:table-row>
        <table:table-row table:style-name="ro1">
          <table:table-cell office:value-type="string" calcext:value-type="string">
            <text:p>Central America - Solider</text:p>
          </table:table-cell>
          <table:table-cell table:formula="of:=TRIM(RIGHT([.A7]; LEN([.A7]) - FIND(&quot;-&quot;;[.A7])))" office:value-type="string" office:string-value="Solider" calcext:value-type="string">
            <text:p>Solider</text:p>
          </table:table-cell>
          <table:table-cell table:formula="of:=VLOOKUP([.B7];[.$H$2:.$I$5];2;0)" office:value-type="string" office:string-value="CardType.INFANTRY" calcext:value-type="string">
            <text:p>CardType.INFANTRY</text:p>
          </table:table-cell>
          <table:table-cell office:value-type="float" office:value="5" calcext:value-type="float">
            <text:p>5</text:p>
          </table:table-cell>
          <table:table-cell table:formula="of:=TRIM(LEFT([.A7]; FIND(&quot;-&quot;;[.A7])-1))" office:value-type="string" office:string-value="Central America" calcext:value-type="string">
            <text:p>Central America</text:p>
          </table:table-cell>
          <table:table-cell table:formula="of:=CONCATENATE([.D7];&quot;: &quot;;[.C7];&quot;, #  &quot;;[.E7])" office:value-type="string" office:string-value="5: CardType.INFANTRY, #  Central America" calcext:value-type="string">
            <text:p>5: CardType.INFANTRY, # <text:s/>Central America</text:p>
          </table:table-cell>
          <table:table-cell table:number-columns-repeated="4"/>
          <table:table-cell office:value-type="string" calcext:value-type="string">
            <text:p>5: CardType.INFANTRY, # <text:s/>Central America</text:p>
          </table:table-cell>
        </table:table-row>
        <table:table-row table:style-name="ro1">
          <table:table-cell office:value-type="string" calcext:value-type="string">
            <text:p>China - Canon</text:p>
          </table:table-cell>
          <table:table-cell table:formula="of:=TRIM(RIGHT([.A8]; LEN([.A8]) - FIND(&quot;-&quot;;[.A8])))" office:value-type="string" office:string-value="Canon" calcext:value-type="string">
            <text:p>Canon</text:p>
          </table:table-cell>
          <table:table-cell table:formula="of:=VLOOKUP([.B8];[.$H$2:.$I$5];2;0)" office:value-type="string" office:string-value="CardType.ARTILLERY" calcext:value-type="string">
            <text:p>CardType.ARTILLERY</text:p>
          </table:table-cell>
          <table:table-cell office:value-type="float" office:value="6" calcext:value-type="float">
            <text:p>6</text:p>
          </table:table-cell>
          <table:table-cell table:formula="of:=TRIM(LEFT([.A8]; FIND(&quot;-&quot;;[.A8])-1))" office:value-type="string" office:string-value="China" calcext:value-type="string">
            <text:p>China</text:p>
          </table:table-cell>
          <table:table-cell table:formula="of:=CONCATENATE([.D8];&quot;: &quot;;[.C8];&quot;, #  &quot;;[.E8])" office:value-type="string" office:string-value="6: CardType.ARTILLERY, #  China" calcext:value-type="string">
            <text:p>6: CardType.ARTILLERY, # <text:s/>China</text:p>
          </table:table-cell>
          <table:table-cell table:number-columns-repeated="4"/>
          <table:table-cell office:value-type="string" calcext:value-type="string">
            <text:p>6: CardType.ARTILLERY, # <text:s/>China</text:p>
          </table:table-cell>
        </table:table-row>
        <table:table-row table:style-name="ro1">
          <table:table-cell office:value-type="string" calcext:value-type="string">
            <text:p>Congo - Canon</text:p>
          </table:table-cell>
          <table:table-cell table:formula="of:=TRIM(RIGHT([.A9]; LEN([.A9]) - FIND(&quot;-&quot;;[.A9])))" office:value-type="string" office:string-value="Canon" calcext:value-type="string">
            <text:p>Canon</text:p>
          </table:table-cell>
          <table:table-cell table:formula="of:=VLOOKUP([.B9];[.$H$2:.$I$5];2;0)" office:value-type="string" office:string-value="CardType.ARTILLERY" calcext:value-type="string">
            <text:p>CardType.ARTILLERY</text:p>
          </table:table-cell>
          <table:table-cell office:value-type="float" office:value="7" calcext:value-type="float">
            <text:p>7</text:p>
          </table:table-cell>
          <table:table-cell table:formula="of:=TRIM(LEFT([.A9]; FIND(&quot;-&quot;;[.A9])-1))" office:value-type="string" office:string-value="Congo" calcext:value-type="string">
            <text:p>Congo</text:p>
          </table:table-cell>
          <table:table-cell table:formula="of:=CONCATENATE([.D9];&quot;: &quot;;[.C9];&quot;, #  &quot;;[.E9])" office:value-type="string" office:string-value="7: CardType.ARTILLERY, #  Congo" calcext:value-type="string">
            <text:p>7: CardType.ARTILLERY, # <text:s/>Congo</text:p>
          </table:table-cell>
          <table:table-cell table:number-columns-repeated="4"/>
          <table:table-cell office:value-type="string" calcext:value-type="string">
            <text:p>7: CardType.ARTILLERY, # <text:s/>Congo</text:p>
          </table:table-cell>
        </table:table-row>
        <table:table-row table:style-name="ro1">
          <table:table-cell office:value-type="string" calcext:value-type="string">
            <text:p>East Africa - Solider</text:p>
          </table:table-cell>
          <table:table-cell table:formula="of:=TRIM(RIGHT([.A10]; LEN([.A10]) - FIND(&quot;-&quot;;[.A10])))" office:value-type="string" office:string-value="Solider" calcext:value-type="string">
            <text:p>Solider</text:p>
          </table:table-cell>
          <table:table-cell table:formula="of:=VLOOKUP([.B10];[.$H$2:.$I$5];2;0)" office:value-type="string" office:string-value="CardType.INFANTRY" calcext:value-type="string">
            <text:p>CardType.INFANTRY</text:p>
          </table:table-cell>
          <table:table-cell office:value-type="float" office:value="8" calcext:value-type="float">
            <text:p>8</text:p>
          </table:table-cell>
          <table:table-cell table:formula="of:=TRIM(LEFT([.A10]; FIND(&quot;-&quot;;[.A10])-1))" office:value-type="string" office:string-value="East Africa" calcext:value-type="string">
            <text:p>East Africa</text:p>
          </table:table-cell>
          <table:table-cell table:formula="of:=CONCATENATE([.D10];&quot;: &quot;;[.C10];&quot;, #  &quot;;[.E10])" office:value-type="string" office:string-value="8: CardType.INFANTRY, #  East Africa" calcext:value-type="string">
            <text:p>8: CardType.INFANTRY, # <text:s/>East Africa</text:p>
          </table:table-cell>
          <table:table-cell table:number-columns-repeated="4"/>
          <table:table-cell office:value-type="string" calcext:value-type="string">
            <text:p>8: CardType.INFANTRY, # <text:s/>East Africa</text:p>
          </table:table-cell>
        </table:table-row>
        <table:table-row table:style-name="ro1">
          <table:table-cell office:value-type="string" calcext:value-type="string">
            <text:p>Eastern Australia - Horse</text:p>
          </table:table-cell>
          <table:table-cell table:formula="of:=TRIM(RIGHT([.A11]; LEN([.A11]) - FIND(&quot;-&quot;;[.A11])))" office:value-type="string" office:string-value="Horse" calcext:value-type="string">
            <text:p>Horse</text:p>
          </table:table-cell>
          <table:table-cell table:formula="of:=VLOOKUP([.B11];[.$H$2:.$I$5];2;0)" office:value-type="string" office:string-value="CardType.CAVALRY" calcext:value-type="string">
            <text:p>CardType.CAVALRY</text:p>
          </table:table-cell>
          <table:table-cell office:value-type="float" office:value="9" calcext:value-type="float">
            <text:p>9</text:p>
          </table:table-cell>
          <table:table-cell table:formula="of:=TRIM(LEFT([.A11]; FIND(&quot;-&quot;;[.A11])-1))" office:value-type="string" office:string-value="Eastern Australia" calcext:value-type="string">
            <text:p>Eastern Australia</text:p>
          </table:table-cell>
          <table:table-cell table:formula="of:=CONCATENATE([.D11];&quot;: &quot;;[.C11];&quot;, #  &quot;;[.E11])" office:value-type="string" office:string-value="9: CardType.CAVALRY, #  Eastern Australia" calcext:value-type="string">
            <text:p>9: CardType.CAVALRY, # <text:s/>Eastern Australia</text:p>
          </table:table-cell>
          <table:table-cell table:number-columns-repeated="4"/>
          <table:table-cell office:value-type="string" calcext:value-type="string">
            <text:p>9: CardType.CAVALRY, # <text:s/>Eastern Australia</text:p>
          </table:table-cell>
        </table:table-row>
        <table:table-row table:style-name="ro1">
          <table:table-cell office:value-type="string" calcext:value-type="string">
            <text:p>Eastern United States - Canon</text:p>
          </table:table-cell>
          <table:table-cell table:formula="of:=TRIM(RIGHT([.A12]; LEN([.A12]) - FIND(&quot;-&quot;;[.A12])))" office:value-type="string" office:string-value="Canon" calcext:value-type="string">
            <text:p>Canon</text:p>
          </table:table-cell>
          <table:table-cell table:formula="of:=VLOOKUP([.B12];[.$H$2:.$I$5];2;0)" office:value-type="string" office:string-value="CardType.ARTILLERY" calcext:value-type="string">
            <text:p>CardType.ARTILLERY</text:p>
          </table:table-cell>
          <table:table-cell office:value-type="float" office:value="10" calcext:value-type="float">
            <text:p>10</text:p>
          </table:table-cell>
          <table:table-cell table:formula="of:=TRIM(LEFT([.A12]; FIND(&quot;-&quot;;[.A12])-1))" office:value-type="string" office:string-value="Eastern United States" calcext:value-type="string">
            <text:p>Eastern United States</text:p>
          </table:table-cell>
          <table:table-cell table:formula="of:=CONCATENATE([.D12];&quot;: &quot;;[.C12];&quot;, #  &quot;;[.E12])" office:value-type="string" office:string-value="10: CardType.ARTILLERY, #  Eastern United States" calcext:value-type="string">
            <text:p>10: CardType.ARTILLERY, # <text:s/>Eastern United States</text:p>
          </table:table-cell>
          <table:table-cell table:number-columns-repeated="4"/>
          <table:table-cell office:value-type="string" calcext:value-type="string">
            <text:p>10: CardType.ARTILLERY, # <text:s/>Eastern United States</text:p>
          </table:table-cell>
        </table:table-row>
        <table:table-row table:style-name="ro1">
          <table:table-cell office:value-type="string" calcext:value-type="string">
            <text:p>Egypt - Horse</text:p>
          </table:table-cell>
          <table:table-cell table:formula="of:=TRIM(RIGHT([.A13]; LEN([.A13]) - FIND(&quot;-&quot;;[.A13])))" office:value-type="string" office:string-value="Horse" calcext:value-type="string">
            <text:p>Horse</text:p>
          </table:table-cell>
          <table:table-cell table:formula="of:=VLOOKUP([.B13];[.$H$2:.$I$5];2;0)" office:value-type="string" office:string-value="CardType.CAVALRY" calcext:value-type="string">
            <text:p>CardType.CAVALRY</text:p>
          </table:table-cell>
          <table:table-cell office:value-type="float" office:value="11" calcext:value-type="float">
            <text:p>11</text:p>
          </table:table-cell>
          <table:table-cell table:formula="of:=TRIM(LEFT([.A13]; FIND(&quot;-&quot;;[.A13])-1))" office:value-type="string" office:string-value="Egypt" calcext:value-type="string">
            <text:p>Egypt</text:p>
          </table:table-cell>
          <table:table-cell table:formula="of:=CONCATENATE([.D13];&quot;: &quot;;[.C13];&quot;, #  &quot;;[.E13])" office:value-type="string" office:string-value="11: CardType.CAVALRY, #  Egypt" calcext:value-type="string">
            <text:p>11: CardType.CAVALRY, # <text:s/>Egypt</text:p>
          </table:table-cell>
          <table:table-cell table:number-columns-repeated="4"/>
          <table:table-cell office:value-type="string" calcext:value-type="string">
            <text:p>11: CardType.CAVALRY, # <text:s/>Egypt</text:p>
          </table:table-cell>
        </table:table-row>
        <table:table-row table:style-name="ro1">
          <table:table-cell office:value-type="string" calcext:value-type="string">
            <text:p>Great Britain - Solider</text:p>
          </table:table-cell>
          <table:table-cell table:formula="of:=TRIM(RIGHT([.A14]; LEN([.A14]) - FIND(&quot;-&quot;;[.A14])))" office:value-type="string" office:string-value="Solider" calcext:value-type="string">
            <text:p>Solider</text:p>
          </table:table-cell>
          <table:table-cell table:formula="of:=VLOOKUP([.B14];[.$H$2:.$I$5];2;0)" office:value-type="string" office:string-value="CardType.INFANTRY" calcext:value-type="string">
            <text:p>CardType.INFANTRY</text:p>
          </table:table-cell>
          <table:table-cell office:value-type="float" office:value="12" calcext:value-type="float">
            <text:p>12</text:p>
          </table:table-cell>
          <table:table-cell table:formula="of:=TRIM(LEFT([.A14]; FIND(&quot;-&quot;;[.A14])-1))" office:value-type="string" office:string-value="Great Britain" calcext:value-type="string">
            <text:p>Great Britain</text:p>
          </table:table-cell>
          <table:table-cell table:formula="of:=CONCATENATE([.D14];&quot;: &quot;;[.C14];&quot;, #  &quot;;[.E14])" office:value-type="string" office:string-value="12: CardType.INFANTRY, #  Great Britain" calcext:value-type="string">
            <text:p>12: CardType.INFANTRY, # <text:s/>Great Britain</text:p>
          </table:table-cell>
          <table:table-cell table:number-columns-repeated="4"/>
          <table:table-cell office:value-type="string" calcext:value-type="string">
            <text:p>12: CardType.INFANTRY, # <text:s/>Great Britain</text:p>
          </table:table-cell>
        </table:table-row>
        <table:table-row table:style-name="ro1">
          <table:table-cell office:value-type="string" calcext:value-type="string">
            <text:p>Greenland - Horse</text:p>
          </table:table-cell>
          <table:table-cell table:formula="of:=TRIM(RIGHT([.A15]; LEN([.A15]) - FIND(&quot;-&quot;;[.A15])))" office:value-type="string" office:string-value="Horse" calcext:value-type="string">
            <text:p>Horse</text:p>
          </table:table-cell>
          <table:table-cell table:formula="of:=VLOOKUP([.B15];[.$H$2:.$I$5];2;0)" office:value-type="string" office:string-value="CardType.CAVALRY" calcext:value-type="string">
            <text:p>CardType.CAVALRY</text:p>
          </table:table-cell>
          <table:table-cell office:value-type="float" office:value="13" calcext:value-type="float">
            <text:p>13</text:p>
          </table:table-cell>
          <table:table-cell table:formula="of:=TRIM(LEFT([.A15]; FIND(&quot;-&quot;;[.A15])-1))" office:value-type="string" office:string-value="Greenland" calcext:value-type="string">
            <text:p>Greenland</text:p>
          </table:table-cell>
          <table:table-cell table:formula="of:=CONCATENATE([.D15];&quot;: &quot;;[.C15];&quot;, #  &quot;;[.E15])" office:value-type="string" office:string-value="13: CardType.CAVALRY, #  Greenland" calcext:value-type="string">
            <text:p>13: CardType.CAVALRY, # <text:s/>Greenland</text:p>
          </table:table-cell>
          <table:table-cell table:number-columns-repeated="4"/>
          <table:table-cell office:value-type="string" calcext:value-type="string">
            <text:p>13: CardType.CAVALRY, # <text:s/>Greenland</text:p>
          </table:table-cell>
        </table:table-row>
        <table:table-row table:style-name="ro1">
          <table:table-cell office:value-type="string" calcext:value-type="string">
            <text:p>Iceland - Horse</text:p>
          </table:table-cell>
          <table:table-cell table:formula="of:=TRIM(RIGHT([.A16]; LEN([.A16]) - FIND(&quot;-&quot;;[.A16])))" office:value-type="string" office:string-value="Horse" calcext:value-type="string">
            <text:p>Horse</text:p>
          </table:table-cell>
          <table:table-cell table:formula="of:=VLOOKUP([.B16];[.$H$2:.$I$5];2;0)" office:value-type="string" office:string-value="CardType.CAVALRY" calcext:value-type="string">
            <text:p>CardType.CAVALRY</text:p>
          </table:table-cell>
          <table:table-cell office:value-type="float" office:value="14" calcext:value-type="float">
            <text:p>14</text:p>
          </table:table-cell>
          <table:table-cell table:formula="of:=TRIM(LEFT([.A16]; FIND(&quot;-&quot;;[.A16])-1))" office:value-type="string" office:string-value="Iceland" calcext:value-type="string">
            <text:p>Iceland</text:p>
          </table:table-cell>
          <table:table-cell table:formula="of:=CONCATENATE([.D16];&quot;: &quot;;[.C16];&quot;, #  &quot;;[.E16])" office:value-type="string" office:string-value="14: CardType.CAVALRY, #  Iceland" calcext:value-type="string">
            <text:p>14: CardType.CAVALRY, # <text:s/>Iceland</text:p>
          </table:table-cell>
          <table:table-cell table:number-columns-repeated="4"/>
          <table:table-cell office:value-type="string" calcext:value-type="string">
            <text:p>14: CardType.CAVALRY, # <text:s/>Iceland</text:p>
          </table:table-cell>
        </table:table-row>
        <table:table-row table:style-name="ro1">
          <table:table-cell office:value-type="string" calcext:value-type="string">
            <text:p>India - Horse</text:p>
          </table:table-cell>
          <table:table-cell table:formula="of:=TRIM(RIGHT([.A17]; LEN([.A17]) - FIND(&quot;-&quot;;[.A17])))" office:value-type="string" office:string-value="Horse" calcext:value-type="string">
            <text:p>Horse</text:p>
          </table:table-cell>
          <table:table-cell table:formula="of:=VLOOKUP([.B17];[.$H$2:.$I$5];2;0)" office:value-type="string" office:string-value="CardType.CAVALRY" calcext:value-type="string">
            <text:p>CardType.CAVALRY</text:p>
          </table:table-cell>
          <table:table-cell office:value-type="float" office:value="15" calcext:value-type="float">
            <text:p>15</text:p>
          </table:table-cell>
          <table:table-cell table:formula="of:=TRIM(LEFT([.A17]; FIND(&quot;-&quot;;[.A17])-1))" office:value-type="string" office:string-value="India" calcext:value-type="string">
            <text:p>India</text:p>
          </table:table-cell>
          <table:table-cell table:formula="of:=CONCATENATE([.D17];&quot;: &quot;;[.C17];&quot;, #  &quot;;[.E17])" office:value-type="string" office:string-value="15: CardType.CAVALRY, #  India" calcext:value-type="string">
            <text:p>15: CardType.CAVALRY, # <text:s/>India</text:p>
          </table:table-cell>
          <table:table-cell table:number-columns-repeated="4"/>
          <table:table-cell office:value-type="string" calcext:value-type="string">
            <text:p>15: CardType.CAVALRY, # <text:s/>India</text:p>
          </table:table-cell>
        </table:table-row>
        <table:table-row table:style-name="ro1">
          <table:table-cell office:value-type="string" calcext:value-type="string">
            <text:p>Indonesia - Solider</text:p>
          </table:table-cell>
          <table:table-cell table:formula="of:=TRIM(RIGHT([.A18]; LEN([.A18]) - FIND(&quot;-&quot;;[.A18])))" office:value-type="string" office:string-value="Solider" calcext:value-type="string">
            <text:p>Solider</text:p>
          </table:table-cell>
          <table:table-cell table:formula="of:=VLOOKUP([.B18];[.$H$2:.$I$5];2;0)" office:value-type="string" office:string-value="CardType.INFANTRY" calcext:value-type="string">
            <text:p>CardType.INFANTRY</text:p>
          </table:table-cell>
          <table:table-cell office:value-type="float" office:value="16" calcext:value-type="float">
            <text:p>16</text:p>
          </table:table-cell>
          <table:table-cell table:formula="of:=TRIM(LEFT([.A18]; FIND(&quot;-&quot;;[.A18])-1))" office:value-type="string" office:string-value="Indonesia" calcext:value-type="string">
            <text:p>Indonesia</text:p>
          </table:table-cell>
          <table:table-cell table:formula="of:=CONCATENATE([.D18];&quot;: &quot;;[.C18];&quot;, #  &quot;;[.E18])" office:value-type="string" office:string-value="16: CardType.INFANTRY, #  Indonesia" calcext:value-type="string">
            <text:p>16: CardType.INFANTRY, # <text:s/>Indonesia</text:p>
          </table:table-cell>
          <table:table-cell table:number-columns-repeated="4"/>
          <table:table-cell office:value-type="string" calcext:value-type="string">
            <text:p>16: CardType.INFANTRY, # <text:s/>Indonesia</text:p>
          </table:table-cell>
        </table:table-row>
        <table:table-row table:style-name="ro1">
          <table:table-cell office:value-type="string" calcext:value-type="string">
            <text:p>Irkustk - Canon</text:p>
          </table:table-cell>
          <table:table-cell table:formula="of:=TRIM(RIGHT([.A19]; LEN([.A19]) - FIND(&quot;-&quot;;[.A19])))" office:value-type="string" office:string-value="Canon" calcext:value-type="string">
            <text:p>Canon</text:p>
          </table:table-cell>
          <table:table-cell table:formula="of:=VLOOKUP([.B19];[.$H$2:.$I$5];2;0)" office:value-type="string" office:string-value="CardType.ARTILLERY" calcext:value-type="string">
            <text:p>CardType.ARTILLERY</text:p>
          </table:table-cell>
          <table:table-cell office:value-type="float" office:value="17" calcext:value-type="float">
            <text:p>17</text:p>
          </table:table-cell>
          <table:table-cell table:formula="of:=TRIM(LEFT([.A19]; FIND(&quot;-&quot;;[.A19])-1))" office:value-type="string" office:string-value="Irkustk" calcext:value-type="string">
            <text:p>Irkustk</text:p>
          </table:table-cell>
          <table:table-cell table:formula="of:=CONCATENATE([.D19];&quot;: &quot;;[.C19];&quot;, #  &quot;;[.E19])" office:value-type="string" office:string-value="17: CardType.ARTILLERY, #  Irkustk" calcext:value-type="string">
            <text:p>17: CardType.ARTILLERY, # <text:s/>Irkustk</text:p>
          </table:table-cell>
          <table:table-cell table:number-columns-repeated="4"/>
          <table:table-cell office:value-type="string" calcext:value-type="string">
            <text:p>17: CardType.ARTILLERY, # <text:s/>Irkustk</text:p>
          </table:table-cell>
        </table:table-row>
        <table:table-row table:style-name="ro1">
          <table:table-cell office:value-type="string" calcext:value-type="string">
            <text:p>Japan - Horse</text:p>
          </table:table-cell>
          <table:table-cell table:formula="of:=TRIM(RIGHT([.A20]; LEN([.A20]) - FIND(&quot;-&quot;;[.A20])))" office:value-type="string" office:string-value="Horse" calcext:value-type="string">
            <text:p>Horse</text:p>
          </table:table-cell>
          <table:table-cell table:formula="of:=VLOOKUP([.B20];[.$H$2:.$I$5];2;0)" office:value-type="string" office:string-value="CardType.CAVALRY" calcext:value-type="string">
            <text:p>CardType.CAVALRY</text:p>
          </table:table-cell>
          <table:table-cell office:value-type="float" office:value="18" calcext:value-type="float">
            <text:p>18</text:p>
          </table:table-cell>
          <table:table-cell table:formula="of:=TRIM(LEFT([.A20]; FIND(&quot;-&quot;;[.A20])-1))" office:value-type="string" office:string-value="Japan" calcext:value-type="string">
            <text:p>Japan</text:p>
          </table:table-cell>
          <table:table-cell table:formula="of:=CONCATENATE([.D20];&quot;: &quot;;[.C20];&quot;, #  &quot;;[.E20])" office:value-type="string" office:string-value="18: CardType.CAVALRY, #  Japan" calcext:value-type="string">
            <text:p>18: CardType.CAVALRY, # <text:s/>Japan</text:p>
          </table:table-cell>
          <table:table-cell table:number-columns-repeated="4"/>
          <table:table-cell office:value-type="string" calcext:value-type="string">
            <text:p>18: CardType.CAVALRY, # <text:s/>Japan</text:p>
          </table:table-cell>
        </table:table-row>
        <table:table-row table:style-name="ro1">
          <table:table-cell office:value-type="string" calcext:value-type="string">
            <text:p>Kamchatka - Canon</text:p>
          </table:table-cell>
          <table:table-cell table:formula="of:=TRIM(RIGHT([.A21]; LEN([.A21]) - FIND(&quot;-&quot;;[.A21])))" office:value-type="string" office:string-value="Canon" calcext:value-type="string">
            <text:p>Canon</text:p>
          </table:table-cell>
          <table:table-cell table:formula="of:=VLOOKUP([.B21];[.$H$2:.$I$5];2;0)" office:value-type="string" office:string-value="CardType.ARTILLERY" calcext:value-type="string">
            <text:p>CardType.ARTILLERY</text:p>
          </table:table-cell>
          <table:table-cell office:value-type="float" office:value="19" calcext:value-type="float">
            <text:p>19</text:p>
          </table:table-cell>
          <table:table-cell table:formula="of:=TRIM(LEFT([.A21]; FIND(&quot;-&quot;;[.A21])-1))" office:value-type="string" office:string-value="Kamchatka" calcext:value-type="string">
            <text:p>Kamchatka</text:p>
          </table:table-cell>
          <table:table-cell table:formula="of:=CONCATENATE([.D21];&quot;: &quot;;[.C21];&quot;, #  &quot;;[.E21])" office:value-type="string" office:string-value="19: CardType.ARTILLERY, #  Kamchatka" calcext:value-type="string">
            <text:p>19: CardType.ARTILLERY, # <text:s/>Kamchatka</text:p>
          </table:table-cell>
          <table:table-cell table:number-columns-repeated="4"/>
          <table:table-cell office:value-type="string" calcext:value-type="string">
            <text:p>19: CardType.ARTILLERY, # <text:s/>Kamchatka</text:p>
          </table:table-cell>
        </table:table-row>
        <table:table-row table:style-name="ro1">
          <table:table-cell office:value-type="string" calcext:value-type="string">
            <text:p>Madagascar - Horse</text:p>
          </table:table-cell>
          <table:table-cell table:formula="of:=TRIM(RIGHT([.A22]; LEN([.A22]) - FIND(&quot;-&quot;;[.A22])))" office:value-type="string" office:string-value="Horse" calcext:value-type="string">
            <text:p>Horse</text:p>
          </table:table-cell>
          <table:table-cell table:formula="of:=VLOOKUP([.B22];[.$H$2:.$I$5];2;0)" office:value-type="string" office:string-value="CardType.CAVALRY" calcext:value-type="string">
            <text:p>CardType.CAVALRY</text:p>
          </table:table-cell>
          <table:table-cell office:value-type="float" office:value="20" calcext:value-type="float">
            <text:p>20</text:p>
          </table:table-cell>
          <table:table-cell table:formula="of:=TRIM(LEFT([.A22]; FIND(&quot;-&quot;;[.A22])-1))" office:value-type="string" office:string-value="Madagascar" calcext:value-type="string">
            <text:p>Madagascar</text:p>
          </table:table-cell>
          <table:table-cell table:formula="of:=CONCATENATE([.D22];&quot;: &quot;;[.C22];&quot;, #  &quot;;[.E22])" office:value-type="string" office:string-value="20: CardType.CAVALRY, #  Madagascar" calcext:value-type="string">
            <text:p>20: CardType.CAVALRY, # <text:s/>Madagascar</text:p>
          </table:table-cell>
          <table:table-cell table:number-columns-repeated="4"/>
          <table:table-cell office:value-type="string" calcext:value-type="string">
            <text:p>20: CardType.CAVALRY, # <text:s/>Madagascar</text:p>
          </table:table-cell>
        </table:table-row>
        <table:table-row table:style-name="ro1">
          <table:table-cell office:value-type="string" calcext:value-type="string">
            <text:p>Middle East - Canon</text:p>
          </table:table-cell>
          <table:table-cell table:formula="of:=TRIM(RIGHT([.A23]; LEN([.A23]) - FIND(&quot;-&quot;;[.A23])))" office:value-type="string" office:string-value="Canon" calcext:value-type="string">
            <text:p>Canon</text:p>
          </table:table-cell>
          <table:table-cell table:formula="of:=VLOOKUP([.B23];[.$H$2:.$I$5];2;0)" office:value-type="string" office:string-value="CardType.ARTILLERY" calcext:value-type="string">
            <text:p>CardType.ARTILLERY</text:p>
          </table:table-cell>
          <table:table-cell office:value-type="float" office:value="21" calcext:value-type="float">
            <text:p>21</text:p>
          </table:table-cell>
          <table:table-cell table:formula="of:=TRIM(LEFT([.A23]; FIND(&quot;-&quot;;[.A23])-1))" office:value-type="string" office:string-value="Middle East" calcext:value-type="string">
            <text:p>Middle East</text:p>
          </table:table-cell>
          <table:table-cell table:formula="of:=CONCATENATE([.D23];&quot;: &quot;;[.C23];&quot;, #  &quot;;[.E23])" office:value-type="string" office:string-value="21: CardType.ARTILLERY, #  Middle East" calcext:value-type="string">
            <text:p>21: CardType.ARTILLERY, # <text:s/>Middle East</text:p>
          </table:table-cell>
          <table:table-cell table:number-columns-repeated="4"/>
          <table:table-cell office:value-type="string" calcext:value-type="string">
            <text:p>21: CardType.ARTILLERY, # <text:s/>Middle East</text:p>
          </table:table-cell>
        </table:table-row>
        <table:table-row table:style-name="ro1">
          <table:table-cell office:value-type="string" calcext:value-type="string">
            <text:p>Mongolia - Horse</text:p>
          </table:table-cell>
          <table:table-cell table:formula="of:=TRIM(RIGHT([.A24]; LEN([.A24]) - FIND(&quot;-&quot;;[.A24])))" office:value-type="string" office:string-value="Horse" calcext:value-type="string">
            <text:p>Horse</text:p>
          </table:table-cell>
          <table:table-cell table:formula="of:=VLOOKUP([.B24];[.$H$2:.$I$5];2;0)" office:value-type="string" office:string-value="CardType.CAVALRY" calcext:value-type="string">
            <text:p>CardType.CAVALRY</text:p>
          </table:table-cell>
          <table:table-cell office:value-type="float" office:value="22" calcext:value-type="float">
            <text:p>22</text:p>
          </table:table-cell>
          <table:table-cell table:formula="of:=TRIM(LEFT([.A24]; FIND(&quot;-&quot;;[.A24])-1))" office:value-type="string" office:string-value="Mongolia" calcext:value-type="string">
            <text:p>Mongolia</text:p>
          </table:table-cell>
          <table:table-cell table:formula="of:=CONCATENATE([.D24];&quot;: &quot;;[.C24];&quot;, #  &quot;;[.E24])" office:value-type="string" office:string-value="22: CardType.CAVALRY, #  Mongolia" calcext:value-type="string">
            <text:p>22: CardType.CAVALRY, # <text:s/>Mongolia</text:p>
          </table:table-cell>
          <table:table-cell table:number-columns-repeated="4"/>
          <table:table-cell office:value-type="string" calcext:value-type="string">
            <text:p>22: CardType.CAVALRY, # <text:s/>Mongolia</text:p>
          </table:table-cell>
        </table:table-row>
        <table:table-row table:style-name="ro1">
          <table:table-cell office:value-type="string" calcext:value-type="string">
            <text:p>New Guinea - Horse</text:p>
          </table:table-cell>
          <table:table-cell table:formula="of:=TRIM(RIGHT([.A25]; LEN([.A25]) - FIND(&quot;-&quot;;[.A25])))" office:value-type="string" office:string-value="Horse" calcext:value-type="string">
            <text:p>Horse</text:p>
          </table:table-cell>
          <table:table-cell table:formula="of:=VLOOKUP([.B25];[.$H$2:.$I$5];2;0)" office:value-type="string" office:string-value="CardType.CAVALRY" calcext:value-type="string">
            <text:p>CardType.CAVALRY</text:p>
          </table:table-cell>
          <table:table-cell office:value-type="float" office:value="23" calcext:value-type="float">
            <text:p>23</text:p>
          </table:table-cell>
          <table:table-cell table:formula="of:=TRIM(LEFT([.A25]; FIND(&quot;-&quot;;[.A25])-1))" office:value-type="string" office:string-value="New Guinea" calcext:value-type="string">
            <text:p>New Guinea</text:p>
          </table:table-cell>
          <table:table-cell table:formula="of:=CONCATENATE([.D25];&quot;: &quot;;[.C25];&quot;, #  &quot;;[.E25])" office:value-type="string" office:string-value="23: CardType.CAVALRY, #  New Guinea" calcext:value-type="string">
            <text:p>23: CardType.CAVALRY, # <text:s/>New Guinea</text:p>
          </table:table-cell>
          <table:table-cell table:number-columns-repeated="4"/>
          <table:table-cell office:value-type="string" calcext:value-type="string">
            <text:p>23: CardType.CAVALRY, # <text:s/>New Guinea</text:p>
          </table:table-cell>
        </table:table-row>
        <table:table-row table:style-name="ro1">
          <table:table-cell office:value-type="string" calcext:value-type="string">
            <text:p>North Atria - Solider</text:p>
          </table:table-cell>
          <table:table-cell table:formula="of:=TRIM(RIGHT([.A26]; LEN([.A26]) - FIND(&quot;-&quot;;[.A26])))" office:value-type="string" office:string-value="Solider" calcext:value-type="string">
            <text:p>Solider</text:p>
          </table:table-cell>
          <table:table-cell table:formula="of:=VLOOKUP([.B26];[.$H$2:.$I$5];2;0)" office:value-type="string" office:string-value="CardType.INFANTRY" calcext:value-type="string">
            <text:p>CardType.INFANTRY</text:p>
          </table:table-cell>
          <table:table-cell office:value-type="float" office:value="24" calcext:value-type="float">
            <text:p>24</text:p>
          </table:table-cell>
          <table:table-cell table:formula="of:=TRIM(LEFT([.A26]; FIND(&quot;-&quot;;[.A26])-1))" office:value-type="string" office:string-value="North Atria" calcext:value-type="string">
            <text:p>North Atria</text:p>
          </table:table-cell>
          <table:table-cell table:formula="of:=CONCATENATE([.D26];&quot;: &quot;;[.C26];&quot;, #  &quot;;[.E26])" office:value-type="string" office:string-value="24: CardType.INFANTRY, #  North Atria" calcext:value-type="string">
            <text:p>24: CardType.INFANTRY, # <text:s/>North Atria</text:p>
          </table:table-cell>
          <table:table-cell table:number-columns-repeated="4"/>
          <table:table-cell office:value-type="string" calcext:value-type="string">
            <text:p>24: CardType.INFANTRY, # <text:s/>North Atria</text:p>
          </table:table-cell>
        </table:table-row>
        <table:table-row table:style-name="ro1">
          <table:table-cell office:value-type="string" calcext:value-type="string">
            <text:p>Northern Europe - Horse</text:p>
          </table:table-cell>
          <table:table-cell table:formula="of:=TRIM(RIGHT([.A27]; LEN([.A27]) - FIND(&quot;-&quot;;[.A27])))" office:value-type="string" office:string-value="Horse" calcext:value-type="string">
            <text:p>Horse</text:p>
          </table:table-cell>
          <table:table-cell table:formula="of:=VLOOKUP([.B27];[.$H$2:.$I$5];2;0)" office:value-type="string" office:string-value="CardType.CAVALRY" calcext:value-type="string">
            <text:p>CardType.CAVALRY</text:p>
          </table:table-cell>
          <table:table-cell office:value-type="float" office:value="25" calcext:value-type="float">
            <text:p>25</text:p>
          </table:table-cell>
          <table:table-cell table:formula="of:=TRIM(LEFT([.A27]; FIND(&quot;-&quot;;[.A27])-1))" office:value-type="string" office:string-value="Northern Europe" calcext:value-type="string">
            <text:p>Northern Europe</text:p>
          </table:table-cell>
          <table:table-cell table:formula="of:=CONCATENATE([.D27];&quot;: &quot;;[.C27];&quot;, #  &quot;;[.E27])" office:value-type="string" office:string-value="25: CardType.CAVALRY, #  Northern Europe" calcext:value-type="string">
            <text:p>25: CardType.CAVALRY, # <text:s/>Northern Europe</text:p>
          </table:table-cell>
          <table:table-cell table:number-columns-repeated="4"/>
          <table:table-cell office:value-type="string" calcext:value-type="string">
            <text:p>25: CardType.CAVALRY, # <text:s/>Northern Europe</text:p>
          </table:table-cell>
        </table:table-row>
        <table:table-row table:style-name="ro1">
          <table:table-cell office:value-type="string" calcext:value-type="string">
            <text:p>Northwest Territory - Horse</text:p>
          </table:table-cell>
          <table:table-cell table:formula="of:=TRIM(RIGHT([.A28]; LEN([.A28]) - FIND(&quot;-&quot;;[.A28])))" office:value-type="string" office:string-value="Horse" calcext:value-type="string">
            <text:p>Horse</text:p>
          </table:table-cell>
          <table:table-cell table:formula="of:=VLOOKUP([.B28];[.$H$2:.$I$5];2;0)" office:value-type="string" office:string-value="CardType.CAVALRY" calcext:value-type="string">
            <text:p>CardType.CAVALRY</text:p>
          </table:table-cell>
          <table:table-cell office:value-type="float" office:value="26" calcext:value-type="float">
            <text:p>26</text:p>
          </table:table-cell>
          <table:table-cell table:formula="of:=TRIM(LEFT([.A28]; FIND(&quot;-&quot;;[.A28])-1))" office:value-type="string" office:string-value="Northwest Territory" calcext:value-type="string">
            <text:p>Northwest Territory</text:p>
          </table:table-cell>
          <table:table-cell table:formula="of:=CONCATENATE([.D28];&quot;: &quot;;[.C28];&quot;, #  &quot;;[.E28])" office:value-type="string" office:string-value="26: CardType.CAVALRY, #  Northwest Territory" calcext:value-type="string">
            <text:p>26: CardType.CAVALRY, # <text:s/>Northwest Territory</text:p>
          </table:table-cell>
          <table:table-cell table:number-columns-repeated="4"/>
          <table:table-cell office:value-type="string" calcext:value-type="string">
            <text:p>26: CardType.CAVALRY, # <text:s/>Northwest Territory</text:p>
          </table:table-cell>
        </table:table-row>
        <table:table-row table:style-name="ro1">
          <table:table-cell office:value-type="string" calcext:value-type="string">
            <text:p>Ontario - Canon</text:p>
          </table:table-cell>
          <table:table-cell table:formula="of:=TRIM(RIGHT([.A29]; LEN([.A29]) - FIND(&quot;-&quot;;[.A29])))" office:value-type="string" office:string-value="Canon" calcext:value-type="string">
            <text:p>Canon</text:p>
          </table:table-cell>
          <table:table-cell table:formula="of:=VLOOKUP([.B29];[.$H$2:.$I$5];2;0)" office:value-type="string" office:string-value="CardType.ARTILLERY" calcext:value-type="string">
            <text:p>CardType.ARTILLERY</text:p>
          </table:table-cell>
          <table:table-cell office:value-type="float" office:value="27" calcext:value-type="float">
            <text:p>27</text:p>
          </table:table-cell>
          <table:table-cell table:formula="of:=TRIM(LEFT([.A29]; FIND(&quot;-&quot;;[.A29])-1))" office:value-type="string" office:string-value="Ontario" calcext:value-type="string">
            <text:p>Ontario</text:p>
          </table:table-cell>
          <table:table-cell table:formula="of:=CONCATENATE([.D29];&quot;: &quot;;[.C29];&quot;, #  &quot;;[.E29])" office:value-type="string" office:string-value="27: CardType.ARTILLERY, #  Ontario" calcext:value-type="string">
            <text:p>27: CardType.ARTILLERY, # <text:s/>Ontario</text:p>
          </table:table-cell>
          <table:table-cell table:number-columns-repeated="4"/>
          <table:table-cell office:value-type="string" calcext:value-type="string">
            <text:p>27: CardType.ARTILLERY, # <text:s/>Ontario</text:p>
          </table:table-cell>
        </table:table-row>
        <table:table-row table:style-name="ro1">
          <table:table-cell office:value-type="string" calcext:value-type="string">
            <text:p>Peru - Horse</text:p>
          </table:table-cell>
          <table:table-cell table:formula="of:=TRIM(RIGHT([.A30]; LEN([.A30]) - FIND(&quot;-&quot;;[.A30])))" office:value-type="string" office:string-value="Horse" calcext:value-type="string">
            <text:p>Horse</text:p>
          </table:table-cell>
          <table:table-cell table:formula="of:=VLOOKUP([.B30];[.$H$2:.$I$5];2;0)" office:value-type="string" office:string-value="CardType.CAVALRY" calcext:value-type="string">
            <text:p>CardType.CAVALRY</text:p>
          </table:table-cell>
          <table:table-cell office:value-type="float" office:value="28" calcext:value-type="float">
            <text:p>28</text:p>
          </table:table-cell>
          <table:table-cell table:formula="of:=TRIM(LEFT([.A30]; FIND(&quot;-&quot;;[.A30])-1))" office:value-type="string" office:string-value="Peru" calcext:value-type="string">
            <text:p>Peru</text:p>
          </table:table-cell>
          <table:table-cell table:formula="of:=CONCATENATE([.D30];&quot;: &quot;;[.C30];&quot;, #  &quot;;[.E30])" office:value-type="string" office:string-value="28: CardType.CAVALRY, #  Peru" calcext:value-type="string">
            <text:p>28: CardType.CAVALRY, # <text:s/>Peru</text:p>
          </table:table-cell>
          <table:table-cell table:number-columns-repeated="4"/>
          <table:table-cell office:value-type="string" calcext:value-type="string">
            <text:p>28: CardType.CAVALRY, # <text:s/>Peru</text:p>
          </table:table-cell>
        </table:table-row>
        <table:table-row table:style-name="ro1">
          <table:table-cell office:value-type="string" calcext:value-type="string">
            <text:p>Quebec - Canon</text:p>
          </table:table-cell>
          <table:table-cell table:formula="of:=TRIM(RIGHT([.A31]; LEN([.A31]) - FIND(&quot;-&quot;;[.A31])))" office:value-type="string" office:string-value="Canon" calcext:value-type="string">
            <text:p>Canon</text:p>
          </table:table-cell>
          <table:table-cell table:formula="of:=VLOOKUP([.B31];[.$H$2:.$I$5];2;0)" office:value-type="string" office:string-value="CardType.ARTILLERY" calcext:value-type="string">
            <text:p>CardType.ARTILLERY</text:p>
          </table:table-cell>
          <table:table-cell office:value-type="float" office:value="29" calcext:value-type="float">
            <text:p>29</text:p>
          </table:table-cell>
          <table:table-cell table:formula="of:=TRIM(LEFT([.A31]; FIND(&quot;-&quot;;[.A31])-1))" office:value-type="string" office:string-value="Quebec" calcext:value-type="string">
            <text:p>Quebec</text:p>
          </table:table-cell>
          <table:table-cell table:formula="of:=CONCATENATE([.D31];&quot;: &quot;;[.C31];&quot;, #  &quot;;[.E31])" office:value-type="string" office:string-value="29: CardType.ARTILLERY, #  Quebec" calcext:value-type="string">
            <text:p>29: CardType.ARTILLERY, # <text:s/>Quebec</text:p>
          </table:table-cell>
          <table:table-cell table:number-columns-repeated="4"/>
          <table:table-cell office:value-type="string" calcext:value-type="string">
            <text:p>29: CardType.ARTILLERY, # <text:s/>Quebec</text:p>
          </table:table-cell>
        </table:table-row>
        <table:table-row table:style-name="ro1">
          <table:table-cell office:value-type="string" calcext:value-type="string">
            <text:p>Scandinavia - Solider</text:p>
          </table:table-cell>
          <table:table-cell table:formula="of:=TRIM(RIGHT([.A32]; LEN([.A32]) - FIND(&quot;-&quot;;[.A32])))" office:value-type="string" office:string-value="Solider" calcext:value-type="string">
            <text:p>Solider</text:p>
          </table:table-cell>
          <table:table-cell table:formula="of:=VLOOKUP([.B32];[.$H$2:.$I$5];2;0)" office:value-type="string" office:string-value="CardType.INFANTRY" calcext:value-type="string">
            <text:p>CardType.INFANTRY</text:p>
          </table:table-cell>
          <table:table-cell office:value-type="float" office:value="30" calcext:value-type="float">
            <text:p>30</text:p>
          </table:table-cell>
          <table:table-cell table:formula="of:=TRIM(LEFT([.A32]; FIND(&quot;-&quot;;[.A32])-1))" office:value-type="string" office:string-value="Scandinavia" calcext:value-type="string">
            <text:p>Scandinavia</text:p>
          </table:table-cell>
          <table:table-cell table:formula="of:=CONCATENATE([.D32];&quot;: &quot;;[.C32];&quot;, #  &quot;;[.E32])" office:value-type="string" office:string-value="30: CardType.INFANTRY, #  Scandinavia" calcext:value-type="string">
            <text:p>30: CardType.INFANTRY, # <text:s/>Scandinavia</text:p>
          </table:table-cell>
          <table:table-cell table:number-columns-repeated="4"/>
          <table:table-cell office:value-type="string" calcext:value-type="string">
            <text:p>30: CardType.INFANTRY, # <text:s/>Scandinavia</text:p>
          </table:table-cell>
        </table:table-row>
        <table:table-row table:style-name="ro1">
          <table:table-cell office:value-type="string" calcext:value-type="string">
            <text:p>Siam - Horse</text:p>
          </table:table-cell>
          <table:table-cell table:formula="of:=TRIM(RIGHT([.A33]; LEN([.A33]) - FIND(&quot;-&quot;;[.A33])))" office:value-type="string" office:string-value="Horse" calcext:value-type="string">
            <text:p>Horse</text:p>
          </table:table-cell>
          <table:table-cell table:formula="of:=VLOOKUP([.B33];[.$H$2:.$I$5];2;0)" office:value-type="string" office:string-value="CardType.CAVALRY" calcext:value-type="string">
            <text:p>CardType.CAVALRY</text:p>
          </table:table-cell>
          <table:table-cell office:value-type="float" office:value="31" calcext:value-type="float">
            <text:p>31</text:p>
          </table:table-cell>
          <table:table-cell table:formula="of:=TRIM(LEFT([.A33]; FIND(&quot;-&quot;;[.A33])-1))" office:value-type="string" office:string-value="Siam" calcext:value-type="string">
            <text:p>Siam</text:p>
          </table:table-cell>
          <table:table-cell table:formula="of:=CONCATENATE([.D33];&quot;: &quot;;[.C33];&quot;, #  &quot;;[.E33])" office:value-type="string" office:string-value="31: CardType.CAVALRY, #  Siam" calcext:value-type="string">
            <text:p>31: CardType.CAVALRY, # <text:s/>Siam</text:p>
          </table:table-cell>
          <table:table-cell table:number-columns-repeated="4"/>
          <table:table-cell office:value-type="string" calcext:value-type="string">
            <text:p>31: CardType.CAVALRY, # <text:s/>Siam</text:p>
          </table:table-cell>
        </table:table-row>
        <table:table-row table:style-name="ro1">
          <table:table-cell office:value-type="string" calcext:value-type="string">
            <text:p>Siberia - Solider</text:p>
          </table:table-cell>
          <table:table-cell table:formula="of:=TRIM(RIGHT([.A34]; LEN([.A34]) - FIND(&quot;-&quot;;[.A34])))" office:value-type="string" office:string-value="Solider" calcext:value-type="string">
            <text:p>Solider</text:p>
          </table:table-cell>
          <table:table-cell table:formula="of:=VLOOKUP([.B34];[.$H$2:.$I$5];2;0)" office:value-type="string" office:string-value="CardType.INFANTRY" calcext:value-type="string">
            <text:p>CardType.INFANTRY</text:p>
          </table:table-cell>
          <table:table-cell office:value-type="float" office:value="32" calcext:value-type="float">
            <text:p>32</text:p>
          </table:table-cell>
          <table:table-cell table:formula="of:=TRIM(LEFT([.A34]; FIND(&quot;-&quot;;[.A34])-1))" office:value-type="string" office:string-value="Siberia" calcext:value-type="string">
            <text:p>Siberia</text:p>
          </table:table-cell>
          <table:table-cell table:formula="of:=CONCATENATE([.D34];&quot;: &quot;;[.C34];&quot;, #  &quot;;[.E34])" office:value-type="string" office:string-value="32: CardType.INFANTRY, #  Siberia" calcext:value-type="string">
            <text:p>32: CardType.INFANTRY, # <text:s/>Siberia</text:p>
          </table:table-cell>
          <table:table-cell table:number-columns-repeated="4"/>
          <table:table-cell office:value-type="string" calcext:value-type="string">
            <text:p>32: CardType.INFANTRY, # <text:s/>Siberia</text:p>
          </table:table-cell>
        </table:table-row>
        <table:table-row table:style-name="ro1">
          <table:table-cell office:value-type="string" calcext:value-type="string">
            <text:p>South Africa - Canon</text:p>
          </table:table-cell>
          <table:table-cell table:formula="of:=TRIM(RIGHT([.A35]; LEN([.A35]) - FIND(&quot;-&quot;;[.A35])))" office:value-type="string" office:string-value="Canon" calcext:value-type="string">
            <text:p>Canon</text:p>
          </table:table-cell>
          <table:table-cell table:formula="of:=VLOOKUP([.B35];[.$H$2:.$I$5];2;0)" office:value-type="string" office:string-value="CardType.ARTILLERY" calcext:value-type="string">
            <text:p>CardType.ARTILLERY</text:p>
          </table:table-cell>
          <table:table-cell office:value-type="float" office:value="33" calcext:value-type="float">
            <text:p>33</text:p>
          </table:table-cell>
          <table:table-cell table:formula="of:=TRIM(LEFT([.A35]; FIND(&quot;-&quot;;[.A35])-1))" office:value-type="string" office:string-value="South Africa" calcext:value-type="string">
            <text:p>South Africa</text:p>
          </table:table-cell>
          <table:table-cell table:formula="of:=CONCATENATE([.D35];&quot;: &quot;;[.C35];&quot;, #  &quot;;[.E35])" office:value-type="string" office:string-value="33: CardType.ARTILLERY, #  South Africa" calcext:value-type="string">
            <text:p>33: CardType.ARTILLERY, # <text:s/>South Africa</text:p>
          </table:table-cell>
          <table:table-cell table:number-columns-repeated="4"/>
          <table:table-cell office:value-type="string" calcext:value-type="string">
            <text:p>33: CardType.ARTILLERY, # <text:s/>South Africa</text:p>
          </table:table-cell>
        </table:table-row>
        <table:table-row table:style-name="ro1">
          <table:table-cell office:value-type="string" calcext:value-type="string">
            <text:p>Southern Europe - Solider</text:p>
          </table:table-cell>
          <table:table-cell table:formula="of:=TRIM(RIGHT([.A36]; LEN([.A36]) - FIND(&quot;-&quot;;[.A36])))" office:value-type="string" office:string-value="Solider" calcext:value-type="string">
            <text:p>Solider</text:p>
          </table:table-cell>
          <table:table-cell table:formula="of:=VLOOKUP([.B36];[.$H$2:.$I$5];2;0)" office:value-type="string" office:string-value="CardType.INFANTRY" calcext:value-type="string">
            <text:p>CardType.INFANTRY</text:p>
          </table:table-cell>
          <table:table-cell office:value-type="float" office:value="34" calcext:value-type="float">
            <text:p>34</text:p>
          </table:table-cell>
          <table:table-cell table:formula="of:=TRIM(LEFT([.A36]; FIND(&quot;-&quot;;[.A36])-1))" office:value-type="string" office:string-value="Southern Europe" calcext:value-type="string">
            <text:p>Southern Europe</text:p>
          </table:table-cell>
          <table:table-cell table:formula="of:=CONCATENATE([.D36];&quot;: &quot;;[.C36];&quot;, #  &quot;;[.E36])" office:value-type="string" office:string-value="34: CardType.INFANTRY, #  Southern Europe" calcext:value-type="string">
            <text:p>34: CardType.INFANTRY, # <text:s/>Southern Europe</text:p>
          </table:table-cell>
          <table:table-cell table:number-columns-repeated="4"/>
          <table:table-cell office:value-type="string" calcext:value-type="string">
            <text:p>34: CardType.INFANTRY, # <text:s/>Southern Europe</text:p>
          </table:table-cell>
        </table:table-row>
        <table:table-row table:style-name="ro1">
          <table:table-cell office:value-type="string" calcext:value-type="string">
            <text:p>Ukraine - Solider</text:p>
          </table:table-cell>
          <table:table-cell table:formula="of:=TRIM(RIGHT([.A37]; LEN([.A37]) - FIND(&quot;-&quot;;[.A37])))" office:value-type="string" office:string-value="Solider" calcext:value-type="string">
            <text:p>Solider</text:p>
          </table:table-cell>
          <table:table-cell table:formula="of:=VLOOKUP([.B37];[.$H$2:.$I$5];2;0)" office:value-type="string" office:string-value="CardType.INFANTRY" calcext:value-type="string">
            <text:p>CardType.INFANTRY</text:p>
          </table:table-cell>
          <table:table-cell office:value-type="float" office:value="35" calcext:value-type="float">
            <text:p>35</text:p>
          </table:table-cell>
          <table:table-cell table:formula="of:=TRIM(LEFT([.A37]; FIND(&quot;-&quot;;[.A37])-1))" office:value-type="string" office:string-value="Ukraine" calcext:value-type="string">
            <text:p>Ukraine</text:p>
          </table:table-cell>
          <table:table-cell table:formula="of:=CONCATENATE([.D37];&quot;: &quot;;[.C37];&quot;, #  &quot;;[.E37])" office:value-type="string" office:string-value="35: CardType.INFANTRY, #  Ukraine" calcext:value-type="string">
            <text:p>35: CardType.INFANTRY, # <text:s/>Ukraine</text:p>
          </table:table-cell>
          <table:table-cell table:number-columns-repeated="4"/>
          <table:table-cell office:value-type="string" calcext:value-type="string">
            <text:p>35: CardType.INFANTRY, # <text:s/>Ukraine</text:p>
          </table:table-cell>
        </table:table-row>
        <table:table-row table:style-name="ro1">
          <table:table-cell office:value-type="string" calcext:value-type="string">
            <text:p>Ural - Solider</text:p>
          </table:table-cell>
          <table:table-cell table:formula="of:=TRIM(RIGHT([.A38]; LEN([.A38]) - FIND(&quot;-&quot;;[.A38])))" office:value-type="string" office:string-value="Solider" calcext:value-type="string">
            <text:p>Solider</text:p>
          </table:table-cell>
          <table:table-cell table:formula="of:=VLOOKUP([.B38];[.$H$2:.$I$5];2;0)" office:value-type="string" office:string-value="CardType.INFANTRY" calcext:value-type="string">
            <text:p>CardType.INFANTRY</text:p>
          </table:table-cell>
          <table:table-cell office:value-type="float" office:value="36" calcext:value-type="float">
            <text:p>36</text:p>
          </table:table-cell>
          <table:table-cell table:formula="of:=TRIM(LEFT([.A38]; FIND(&quot;-&quot;;[.A38])-1))" office:value-type="string" office:string-value="Ural" calcext:value-type="string">
            <text:p>Ural</text:p>
          </table:table-cell>
          <table:table-cell table:formula="of:=CONCATENATE([.D38];&quot;: &quot;;[.C38];&quot;, #  &quot;;[.E38])" office:value-type="string" office:string-value="36: CardType.INFANTRY, #  Ural" calcext:value-type="string">
            <text:p>36: CardType.INFANTRY, # <text:s/>Ural</text:p>
          </table:table-cell>
          <table:table-cell table:number-columns-repeated="4"/>
          <table:table-cell office:value-type="string" calcext:value-type="string">
            <text:p>36: CardType.INFANTRY, # <text:s/>Ural</text:p>
          </table:table-cell>
        </table:table-row>
        <table:table-row table:style-name="ro1">
          <table:table-cell office:value-type="string" calcext:value-type="string">
            <text:p>Venezuela - Horse</text:p>
          </table:table-cell>
          <table:table-cell table:formula="of:=TRIM(RIGHT([.A39]; LEN([.A39]) - FIND(&quot;-&quot;;[.A39])))" office:value-type="string" office:string-value="Horse" calcext:value-type="string">
            <text:p>Horse</text:p>
          </table:table-cell>
          <table:table-cell table:formula="of:=VLOOKUP([.B39];[.$H$2:.$I$5];2;0)" office:value-type="string" office:string-value="CardType.CAVALRY" calcext:value-type="string">
            <text:p>CardType.CAVALRY</text:p>
          </table:table-cell>
          <table:table-cell office:value-type="float" office:value="37" calcext:value-type="float">
            <text:p>37</text:p>
          </table:table-cell>
          <table:table-cell table:formula="of:=TRIM(LEFT([.A39]; FIND(&quot;-&quot;;[.A39])-1))" office:value-type="string" office:string-value="Venezuela" calcext:value-type="string">
            <text:p>Venezuela</text:p>
          </table:table-cell>
          <table:table-cell table:formula="of:=CONCATENATE([.D39];&quot;: &quot;;[.C39];&quot;, #  &quot;;[.E39])" office:value-type="string" office:string-value="37: CardType.CAVALRY, #  Venezuela" calcext:value-type="string">
            <text:p>37: CardType.CAVALRY, # <text:s/>Venezuela</text:p>
          </table:table-cell>
          <table:table-cell table:number-columns-repeated="4"/>
          <table:table-cell office:value-type="string" calcext:value-type="string">
            <text:p>37: CardType.CAVALRY, # <text:s/>Venezuela</text:p>
          </table:table-cell>
        </table:table-row>
        <table:table-row table:style-name="ro1">
          <table:table-cell office:value-type="string" calcext:value-type="string">
            <text:p>Western Australia - Canon</text:p>
          </table:table-cell>
          <table:table-cell table:formula="of:=TRIM(RIGHT([.A40]; LEN([.A40]) - FIND(&quot;-&quot;;[.A40])))" office:value-type="string" office:string-value="Canon" calcext:value-type="string">
            <text:p>Canon</text:p>
          </table:table-cell>
          <table:table-cell table:formula="of:=VLOOKUP([.B40];[.$H$2:.$I$5];2;0)" office:value-type="string" office:string-value="CardType.ARTILLERY" calcext:value-type="string">
            <text:p>CardType.ARTILLERY</text:p>
          </table:table-cell>
          <table:table-cell office:value-type="float" office:value="38" calcext:value-type="float">
            <text:p>38</text:p>
          </table:table-cell>
          <table:table-cell table:formula="of:=TRIM(LEFT([.A40]; FIND(&quot;-&quot;;[.A40])-1))" office:value-type="string" office:string-value="Western Australia" calcext:value-type="string">
            <text:p>Western Australia</text:p>
          </table:table-cell>
          <table:table-cell table:formula="of:=CONCATENATE([.D40];&quot;: &quot;;[.C40];&quot;, #  &quot;;[.E40])" office:value-type="string" office:string-value="38: CardType.ARTILLERY, #  Western Australia" calcext:value-type="string">
            <text:p>38: CardType.ARTILLERY, # <text:s/>Western Australia</text:p>
          </table:table-cell>
          <table:table-cell table:number-columns-repeated="4"/>
          <table:table-cell office:value-type="string" calcext:value-type="string">
            <text:p>38: CardType.ARTILLERY, # <text:s/>Western Australia</text:p>
          </table:table-cell>
        </table:table-row>
        <table:table-row table:style-name="ro1">
          <table:table-cell office:value-type="string" calcext:value-type="string">
            <text:p>Western Europe - Solider</text:p>
          </table:table-cell>
          <table:table-cell table:formula="of:=TRIM(RIGHT([.A41]; LEN([.A41]) - FIND(&quot;-&quot;;[.A41])))" office:value-type="string" office:string-value="Solider" calcext:value-type="string">
            <text:p>Solider</text:p>
          </table:table-cell>
          <table:table-cell table:formula="of:=VLOOKUP([.B41];[.$H$2:.$I$5];2;0)" office:value-type="string" office:string-value="CardType.INFANTRY" calcext:value-type="string">
            <text:p>CardType.INFANTRY</text:p>
          </table:table-cell>
          <table:table-cell office:value-type="float" office:value="39" calcext:value-type="float">
            <text:p>39</text:p>
          </table:table-cell>
          <table:table-cell table:formula="of:=TRIM(LEFT([.A41]; FIND(&quot;-&quot;;[.A41])-1))" office:value-type="string" office:string-value="Western Europe" calcext:value-type="string">
            <text:p>Western Europe</text:p>
          </table:table-cell>
          <table:table-cell table:formula="of:=CONCATENATE([.D41];&quot;: &quot;;[.C41];&quot;, #  &quot;;[.E41])" office:value-type="string" office:string-value="39: CardType.INFANTRY, #  Western Europe" calcext:value-type="string">
            <text:p>39: CardType.INFANTRY, # <text:s/>Western Europe</text:p>
          </table:table-cell>
          <table:table-cell table:number-columns-repeated="4"/>
          <table:table-cell office:value-type="string" calcext:value-type="string">
            <text:p>39: CardType.INFANTRY, # <text:s/>Western Europe</text:p>
          </table:table-cell>
        </table:table-row>
        <table:table-row table:style-name="ro1">
          <table:table-cell office:value-type="string" calcext:value-type="string">
            <text:p>Western United States - Canon</text:p>
          </table:table-cell>
          <table:table-cell table:formula="of:=TRIM(RIGHT([.A42]; LEN([.A42]) - FIND(&quot;-&quot;;[.A42])))" office:value-type="string" office:string-value="Canon" calcext:value-type="string">
            <text:p>Canon</text:p>
          </table:table-cell>
          <table:table-cell table:formula="of:=VLOOKUP([.B42];[.$H$2:.$I$5];2;0)" office:value-type="string" office:string-value="CardType.ARTILLERY" calcext:value-type="string">
            <text:p>CardType.ARTILLERY</text:p>
          </table:table-cell>
          <table:table-cell office:value-type="float" office:value="40" calcext:value-type="float">
            <text:p>40</text:p>
          </table:table-cell>
          <table:table-cell table:formula="of:=TRIM(LEFT([.A42]; FIND(&quot;-&quot;;[.A42])-1))" office:value-type="string" office:string-value="Western United States" calcext:value-type="string">
            <text:p>Western United States</text:p>
          </table:table-cell>
          <table:table-cell table:formula="of:=CONCATENATE([.D42];&quot;: &quot;;[.C42];&quot;, #  &quot;;[.E42])" office:value-type="string" office:string-value="40: CardType.ARTILLERY, #  Western United States" calcext:value-type="string">
            <text:p>40: CardType.ARTILLERY, # <text:s/>Western United States</text:p>
          </table:table-cell>
          <table:table-cell table:number-columns-repeated="4"/>
          <table:table-cell office:value-type="string" calcext:value-type="string">
            <text:p>40: CardType.ARTILLERY, # <text:s/>Western United States</text:p>
          </table:table-cell>
        </table:table-row>
        <table:table-row table:style-name="ro1">
          <table:table-cell office:value-type="string" calcext:value-type="string">
            <text:p>Yakutsk - Canon</text:p>
          </table:table-cell>
          <table:table-cell table:formula="of:=TRIM(RIGHT([.A43]; LEN([.A43]) - FIND(&quot;-&quot;;[.A43])))" office:value-type="string" office:string-value="Canon" calcext:value-type="string">
            <text:p>Canon</text:p>
          </table:table-cell>
          <table:table-cell table:formula="of:=VLOOKUP([.B43];[.$H$2:.$I$5];2;0)" office:value-type="string" office:string-value="CardType.ARTILLERY" calcext:value-type="string">
            <text:p>CardType.ARTILLERY</text:p>
          </table:table-cell>
          <table:table-cell office:value-type="float" office:value="41" calcext:value-type="float">
            <text:p>41</text:p>
          </table:table-cell>
          <table:table-cell table:formula="of:=TRIM(LEFT([.A43]; FIND(&quot;-&quot;;[.A43])-1))" office:value-type="string" office:string-value="Yakutsk" calcext:value-type="string">
            <text:p>Yakutsk</text:p>
          </table:table-cell>
          <table:table-cell table:formula="of:=CONCATENATE([.D43];&quot;: &quot;;[.C43];&quot;, #  &quot;;[.E43])" office:value-type="string" office:string-value="41: CardType.ARTILLERY, #  Yakutsk" calcext:value-type="string">
            <text:p>41: CardType.ARTILLERY, # <text:s/>Yakutsk</text:p>
          </table:table-cell>
          <table:table-cell table:number-columns-repeated="4"/>
          <table:table-cell office:value-type="string" calcext:value-type="string">
            <text:p>41: CardType.ARTILLERY, # <text:s/>Yakutsk</text:p>
          </table:table-cell>
        </table:table-row>
        <table:table-row table:style-name="ro1">
          <table:table-cell office:value-type="string" calcext:value-type="string">
            <text:p>Wild Card</text:p>
          </table:table-cell>
          <table:table-cell office:value-type="string" calcext:value-type="string">
            <text:p>Wild</text:p>
          </table:table-cell>
          <table:table-cell table:formula="of:=VLOOKUP([.B44];[.$H$2:.$I$5];2;0)" office:value-type="string" office:string-value="CardType.WILD" calcext:value-type="string">
            <text:p>CardType.WIL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ILD 1</text:p>
          </table:table-cell>
          <table:table-cell table:formula="of:=CONCATENATE([.D44];&quot;: &quot;;[.C44];&quot;, #  &quot;;[.E44])" office:value-type="string" office:string-value="42: CardType.WILD, #  WILD 1" calcext:value-type="string">
            <text:p>42: CardType.WILD, # <text:s/>WILD 1</text:p>
          </table:table-cell>
          <table:table-cell table:number-columns-repeated="4"/>
          <table:table-cell office:value-type="string" calcext:value-type="string">
            <text:p>42: CardType.WILD, <text:s/># WILD 1</text:p>
          </table:table-cell>
        </table:table-row>
        <table:table-row table:style-name="ro1">
          <table:table-cell office:value-type="string" calcext:value-type="string">
            <text:p>Wild Card</text:p>
          </table:table-cell>
          <table:table-cell office:value-type="string" calcext:value-type="string">
            <text:p>Wild</text:p>
          </table:table-cell>
          <table:table-cell table:formula="of:=VLOOKUP([.B45];[.$H$2:.$I$5];2;0)" office:value-type="string" office:string-value="CardType.WILD" calcext:value-type="string">
            <text:p>CardType.WIL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ILD 2</text:p>
          </table:table-cell>
          <table:table-cell table:formula="of:=CONCATENATE([.D45];&quot;: &quot;;[.C45];&quot;, #  &quot;;[.E45])" office:value-type="string" office:string-value="43: CardType.WILD, #  WILD 2" calcext:value-type="string">
            <text:p>43: CardType.WILD, # <text:s/>WILD 2</text:p>
          </table:table-cell>
          <table:table-cell table:number-columns-repeated="4"/>
          <table:table-cell office:value-type="string" calcext:value-type="string">
            <text:p>43: CardType.WILD <text:s/># WILD 2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1:18:42.665725038</meta:creation-date>
    <dc:date>2022-09-29T16:01:06.921517763</dc:date>
    <meta:editing-duration>PT4H32M13S</meta:editing-duration>
    <meta:editing-cycles>2</meta:editing-cycles>
    <meta:generator>LibreOffice/6.4.7.2$Linux_X86_64 LibreOffice_project/40$Build-2</meta:generator>
    <meta:document-statistic meta:table-count="1" meta:cell-count="324" meta:object-count="0"/>
  </office:meta>
</office:document-meta>
</file>